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P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Index </text:span></text:p>
          </draw:text-box>
        </draw:frame>
        <draw:g draw:style-name="gr4">
          <draw:custom-shape draw:style-name="gr5" draw:text-style-name="P5" draw:layer="layout" svg:width="5.4cm" svg:height="5.4cm" svg:x="9.751cm" svg:y="16.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418879020478638) rotate (1.13446401379631) translate (12.522cm 16.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7" draw:text-style-name="P6" draw:layer="layout" svg:width="0.998cm" svg:height="0.529cm" draw:transform="skewX (-0.00558505360638182) rotate (-2.05948851735331) translate (12.433cm 21.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custom-shape draw:style-name="gr8" draw:text-style-name="P8" draw:layer="layout" svg:width="5.023cm" svg:height="4.5cm" svg:x="5.381cm" svg:y="16.55cm">
          <text:p text:style-name="P7"><text:span text:style-name="T2">I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2M38S</meta:editing-duration>
    <meta:editing-cycles>6</meta:editing-cycles>
    <meta:generator>LibreOffice/25.2.7.2$Windows_X86_64 LibreOffice_project/5cbfd1ab6520636bb5f7b99185aa69bd7456825d</meta:generator>
    <dc:date>2026-01-06T15:46:57.659672400</dc:date>
    <meta:document-statistic meta:object-count="13"/>
  </office:meta>
</office:document-meta>
</file>